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898e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898eb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46af40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fa9f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4898eb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13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2pt" fo:font-style="normal" style:text-underline-style="none" fo:font-weight="normal" officeooo:rsid="0084aa93" officeooo:paragraph-rsid="004898e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0.5pt" fo:font-style="normal" style:text-underline-style="none" fo:font-weight="normal" officeooo:rsid="0084aa93" officeooo:paragraph-rsid="004898e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officeooo:rsid="0025d2a5" officeooo:paragraph-rsid="004898eb"/>
    </style:style>
    <style:style style:name="P1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style:text-underline-style="none" officeooo:rsid="0025d2a5" officeooo:paragraph-rsid="0025d2a5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98eb" style:font-size-asian="10pt" style:font-size-complex="10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fo:font-weight="normal" officeooo:rsid="00362119" officeooo:paragraph-rsid="002cbb68" style:font-size-asian="10.5pt" style:font-weight-asian="normal" style:font-size-complex="10.5pt" style:font-weight-complex="normal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46af40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018a" style:font-weight-asian="bold"/>
    </style:style>
    <style:style style:name="T6" style:family="text">
      <style:text-properties fo:font-weight="bold" officeooo:rsid="002e7456" style:font-weight-asian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style:font-size-asian="10.5pt" style:font-name-complex="Arial" style:font-size-complex="10.5pt"/>
    </style:style>
    <style:style style:name="T9" style:family="text">
      <style:text-properties style:font-name="Arial" fo:font-size="10.5pt" officeooo:rsid="0035a107" style:font-size-asian="10.5pt" style:font-name-complex="Arial" style:font-size-complex="10.5pt"/>
    </style:style>
    <style:style style:name="T10" style:family="text">
      <style:text-properties style:font-name="Arial" fo:font-size="10.5pt" officeooo:rsid="004b6afd" style:font-size-asian="10.5pt" style:font-name-complex="Arial" style:font-size-complex="10.5pt"/>
    </style:style>
    <style:style style:name="T11" style:family="text">
      <style:text-properties style:font-name="Arial" fo:font-size="10.5pt" style:text-underline-style="none" fo:font-weight="normal" officeooo:rsid="004b6afd" style:font-size-asian="10.5pt" style:font-name-complex="Arial" style:font-size-complex="10.5pt"/>
    </style:style>
    <style:style style:name="T12" style:family="text">
      <style:text-properties style:font-name-complex="Arial"/>
    </style:style>
    <style:style style:name="T13" style:family="text">
      <style:text-properties officeooo:rsid="0025d2a5" style:font-name-complex="Arial"/>
    </style:style>
    <style:style style:name="T14" style:family="text">
      <style:text-properties officeooo:rsid="0035a107" style:font-name-complex="Arial"/>
    </style:style>
    <style:style style:name="T15" style:family="text">
      <style:text-properties fo:color="#ce181e" fo:background-color="#fff200" loext:char-shading-value="0" style:font-name-complex="Arial"/>
    </style:style>
    <style:style style:name="T16" style:family="text">
      <style:text-properties fo:color="#ce181e" fo:background-color="#fff200" loext:char-shading-value="0" style:font-name-complex="Calibri"/>
    </style:style>
    <style:style style:name="T17" style:family="text">
      <style:text-properties fo:color="#ce181e" officeooo:rsid="0025d2a5" fo:background-color="#fff200" loext:char-shading-value="0" style:font-name-complex="Calibri"/>
    </style:style>
    <style:style style:name="T18" style:family="text">
      <style:text-properties fo:color="#ce181e" officeooo:rsid="00263472" fo:background-color="#fff200" loext:char-shading-value="0" style:font-name-complex="Calibri"/>
    </style:style>
    <style:style style:name="T19" style:family="text">
      <style:text-properties officeooo:rsid="002a23e8"/>
    </style:style>
    <style:style style:name="T20" style:family="text">
      <style:text-properties officeooo:rsid="0041be5c"/>
    </style:style>
    <style:style style:name="T21" style:family="text">
      <style:text-properties fo:language="fr" fo:country="BE" officeooo:rsid="001beed8" style:font-name-complex="Arial"/>
    </style:style>
    <style:style style:name="T22" style:family="text">
      <style:text-properties fo:language="fr" fo:country="BE" officeooo:rsid="001beed8" fo:background-color="transparent" loext:char-shading-value="0" style:font-name-complex="Arial"/>
    </style:style>
    <style:style style:name="T2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8" style:family="text">
      <style:text-properties officeooo:rsid="004b6afd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<text:span text:style-name="T29">do text</text:span></text:p><text:p text:style-name="P20"><text:span text:style-name="T2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"><text:span text:style-name="T2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6"><text:s/></text:span><text:span text:style-name="T25"><text:conditional-text text:condition="ooow:&quot;view.do_mailing()&quot;" text:string-value-if-true="&quot;mailed_data.name1&quot;" text:string-value-if-false="">mailed_data.name1</text:conditional-text></text:span><text:span text:style-name="T26"><text:s/></text:span><text:span text:style-name="T25"><text:conditional-text text:condition="ooow:&quot;view.do_mailing()&quot;" text:string-value-if-true="&quot;mailed_data.name2&quot;" text:string-value-if-false="">mailed_data.name2</text:conditional-text></text:span><text:span text:style-name="T26"><text:line-break/></text:span><text:span text:style-name="T25"><text:conditional-text text:condition="ooow:&quot;view.do_mailing()&quot;" text:string-value-if-true="&quot;mailed_data.street&quot;" text:string-value-if-false="">mailed_data.street</text:conditional-text></text:span><text:span text:style-name="T25">, </text:span><text:span text:style-name="T25"><text:conditional-text text:condition="ooow:&quot;view.do_mailing()&quot;" text:string-value-if-true="&quot;mailed_data.number&quot;" text:string-value-if-false="">mailed_data.number</text:conditional-text></text:span><text:span text:style-name="T26"><text:line-break/></text:span><text:span text:style-name="T25"><text:conditional-text text:condition="ooow:&quot;view.do_mailing()&quot;" text:string-value-if-true="&quot;mailed_data.zipcode&quot;" text:string-value-if-false="">mailed_data.zipcode</text:conditional-text></text:span><text:span text:style-name="T25"> </text:span><text:span text:style-name="T2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/>
      <text:p text:style-name="P3"/>
      <text:p text:style-name="P5"><office:annotation><dc:creator>Gauthier Bastien</dc:creator><dc:date>2011-02-16T16:12:24</dc:date><text:p text:style-name="P20"><text:span text:style-name="T32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31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19"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 Fonctionnaire </text:span><text:span text:style-name="T9">des implantations commerciales </text:span><text:span text:style-name="T8">du Service Public de Wallonie nous </text:span><text:span text:style-name="T11">a</text:span><text:span text:style-name="T8"> transmis </text:span><text:span text:style-name="T11">son</text:span><text:span text:style-name="T8"> rapport de synthèse et projet d'arrêté refusant la demande de </text:span><text:span text:style-name="T10">permis d'implantation commerciale</text:span><text:span text:style-name="T8">.</text:span></text:p>
      <text:p text:style-name="P8"><text:span text:style-name="T22"/></text:p>
      <text:p text:style-name="P11"/>
      <text:p text:style-name="P7"><text:span text:style-name="T15">Les motivations du refus étant justifiées et viennent en complémentarités de l’avis défavorable émis </text:span><text:span text:style-name="T16">par </text:span><text:span text:style-name="T17">les services techniques de la Commune de </text:span><text:span text:style-name="T17"><text:text-input text:description="">tool.getCityName()</text:text-input></text:span><text:span text:style-name="T15"><text:s/>à savoir que le projet tel que présenté ne </text:span><text:span text:style-name="T16">peut être accueilli de manière favorable, </text:span><text:span text:style-name="T18">soit :</text:span></text:p>
      <text:p text:style-name="P12">« ……. »</text:p>
      <text:p text:style-name="P5"/>
      <text:p text:style-name="P5"><text:span text:style-name="T12">Par conséquent, dans le cadre de la procédure, en </text:span><text:span text:style-name="T14">référence à l'article 97 paragraphe 1er du décret du 5 février 2015 relatif aux implantations commerciales</text:span><text:span text:style-name="T12">, le Collège communal vous invite à introduire auprès de notre </text:span><text:span text:style-name="T13">Département Urbanisme et Environnement</text:span><text:span text:style-name="T12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7">,</text:span> <text:span text:style-name="T20">nos sincères salutations</text:span>.</text:p>
      <text:p text:style-name="P3"/>
      <text:p text:style-name="P3"><text:span text:style-name="T19">Fait à </text:span><text:span text:style-name="T19"><text:text-input text:description="">tool.getCityName()</text:text-input></text:span><text:span text:style-name="T19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20"><text:span text:style-name="T30">do text</text:span></text:p><text:p text:style-name="P20"><text:span text:style-name="T3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04:10.477837918</dc:date>
    <dc:language>fr-FR</dc:language>
    <meta:editing-cycles>100</meta:editing-cycles>
    <meta:editing-duration>P1DT8H7M58S</meta:editing-duration>
    <meta:document-statistic meta:table-count="1" meta:image-count="0" meta:object-count="0" meta:page-count="1" meta:paragraph-count="16" meta:word-count="213" meta:character-count="1718" meta:non-whitespace-character-count="1544"/>
    <meta:user-defined meta:name="Info 1"/>
    <meta:user-defined meta:name="Info 2"/>
    <meta:user-defined meta:name="Info 3"/>
    <meta:user-defined meta:name="Info 4"/>
  </office:meta>
</office:document-meta>
</file>